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Inconsolata"/>
    </style:style>
    <style:style style:name="P2" style:family="paragraph">
      <loext:graphic-properties draw:fill-color="#ffffff"/>
      <style:paragraph-properties fo:text-align="center"/>
      <style:text-properties style:font-name="Inconsolata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032cm" svg:x="5.604cm" svg:y="3.635cm">
          <text:p text:style-name="P1"/>
          <text:p text:style-name="P1">2.1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2.032cm" svg:x="5.604cm" svg:y="7.635cm">
          <text:p text:style-name="P1"/>
          <text:p text:style-name="P1">2.2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2.032cm" svg:x="9.604cm" svg:y="11.635cm">
          <text:p text:style-name="P1"/>
          <text:p text:style-name="P1">2.4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2.032cm" svg:x="13.604cm" svg:y="3.635cm">
          <text:p text:style-name="P1"/>
          <text:p text:style-name="P1">2.3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874cm" svg:y1="5.667cm" svg:x2="6.874cm" svg:y2="7.635cm" draw:start-shape="id1" draw:start-glue-point="2" draw:end-shape="id2" svg:d="M6874 5667v1968" svg:viewBox="0 0 1 1969">
          <text:p/>
        </draw:connector>
        <draw:connector draw:style-name="gr2" draw:text-style-name="P3" draw:layer="layout" svg:x1="6.874cm" svg:y1="9.667cm" svg:x2="10.874cm" svg:y2="11.635cm" draw:start-shape="id2" draw:start-glue-point="2" draw:end-shape="id3" svg:d="M6874 9667v984h4000v984" svg:viewBox="0 0 4001 1969">
          <text:p/>
        </draw:connector>
        <draw:connector draw:style-name="gr2" draw:text-style-name="P3" draw:layer="layout" draw:line-skew="2.001cm" svg:x1="14.874cm" svg:y1="5.667cm" svg:x2="10.874cm" svg:y2="11.635cm" draw:start-shape="id4" draw:start-glue-point="2" draw:end-shape="id3" svg:d="M14874 5667v4985h-4000v983" svg:viewBox="0 0 4001 59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05:20.127000000</meta:creation-date>
    <dc:date>2017-08-28T16:28:48.491000000</dc:date>
    <meta:editing-duration>PT19H13M15S</meta:editing-duration>
    <meta:editing-cycles>6</meta:editing-cycles>
    <meta:generator>LibreOffice/5.1.5.2$Windows_x86 LibreOffice_project/7a864d8825610a8c07cfc3bc01dd4fce6a9447e5</meta:generator>
    <meta:document-statistic meta:object-count="7"/>
  </office:meta>
</office:document-meta>
</file>